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style:font-name="Cantarell" officeooo:rsid="001a498e" officeooo:paragraph-rsid="001a498e"/>
    </style:style>
    <style:style style:name="P2" style:family="paragraph" style:parent-style-name="Standard">
      <style:paragraph-properties fo:text-align="center" style:justify-single-word="false"/>
      <style:text-properties style:font-name="Cantarell" fo:font-size="36pt" fo:font-weight="bold" officeooo:rsid="001a498e" officeooo:paragraph-rsid="001a498e" style:font-size-asian="36pt" style:font-weight-asian="bold" style:font-size-complex="36pt" style:font-weight-complex="bold"/>
    </style:style>
    <style:style style:name="P3" style:family="paragraph" style:parent-style-name="Standard">
      <style:text-properties style:font-name="Times New Roman" officeooo:rsid="001a498e" officeooo:paragraph-rsid="001a498e"/>
    </style:style>
    <style:style style:name="P4" style:family="paragraph" style:parent-style-name="Standard">
      <style:paragraph-properties fo:margin-left="0in" fo:margin-right="0in" fo:text-indent="0.3752in" style:auto-text-indent="false"/>
      <style:text-properties style:font-name="Times New Roman" officeooo:rsid="001a498e" officeooo:paragraph-rsid="001a498e"/>
    </style:style>
    <style:style style:name="P5" style:family="paragraph" style:parent-style-name="Standard">
      <style:paragraph-properties fo:margin-left="0in" fo:margin-right="0in" fo:text-indent="0.3752in" style:auto-text-indent="false"/>
      <style:text-properties style:font-name="Times New Roman" officeooo:rsid="001a4d54" officeooo:paragraph-rsid="001aac27"/>
    </style:style>
    <style:style style:name="P6" style:family="paragraph" style:parent-style-name="Standard">
      <style:paragraph-properties fo:margin-left="0in" fo:margin-right="0in" fo:text-indent="0.3752in" style:auto-text-indent="false"/>
      <style:text-properties style:font-name="Times New Roman" fo:font-weight="bold" officeooo:rsid="001a498e" officeooo:paragraph-rsid="001a498e" style:font-weight-asian="bold" style:font-weight-complex="bold"/>
    </style:style>
    <style:style style:name="P7" style:family="paragraph" style:parent-style-name="Standard" style:master-page-name="">
      <style:paragraph-properties fo:margin-left="0in" fo:margin-right="0in" fo:text-indent="0.3752in" style:auto-text-indent="false" style:page-number="auto"/>
      <style:text-properties style:font-name="Times New Roman" fo:font-weight="bold" officeooo:rsid="001a498e" officeooo:paragraph-rsid="001a498e" style:font-weight-asian="bold" style:font-weight-complex="bold"/>
    </style:style>
    <style:style style:name="P8" style:family="paragraph" style:parent-style-name="Standard">
      <style:paragraph-properties fo:margin-left="0in" fo:margin-right="0in" fo:text-indent="0.3752in" style:auto-text-indent="false"/>
      <style:text-properties style:font-name="Times New Roman" fo:font-size="18pt" fo:font-weight="bold" officeooo:rsid="001aac27" officeooo:paragraph-rsid="001aac27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in" fo:margin-right="0in" fo:text-indent="0.3752in" style:auto-text-indent="false"/>
      <style:text-properties style:font-name="Times New Roman" fo:font-size="18pt" fo:font-weight="bold" officeooo:rsid="001b0cf4" officeooo:paragraph-rsid="001b0cf4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text-indent="0.3752in" style:auto-text-indent="false"/>
      <style:text-properties style:font-name="Times New Roman" officeooo:rsid="001aac27" officeooo:paragraph-rsid="001aac27"/>
    </style:style>
    <style:style style:name="P11" style:family="paragraph" style:parent-style-name="Standard">
      <style:paragraph-properties fo:margin-left="0in" fo:margin-right="0in" fo:text-indent="0.3752in" style:auto-text-indent="false"/>
      <style:text-properties style:font-name="Times New Roman" officeooo:rsid="001b0cf4" officeooo:paragraph-rsid="001b0c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4d54" style:font-style-asian="normal" style:font-style-complex="normal"/>
    </style:style>
    <style:style style:name="T6" style:family="text">
      <style:text-properties fo:font-style="normal" officeooo:rsid="001aac27" style:font-style-asian="normal" style:font-style-complex="normal"/>
    </style:style>
    <style:style style:name="T7" style:family="text">
      <style:text-properties fo:font-style="normal" officeooo:rsid="001b0171" style:font-style-asian="normal" style:font-style-complex="normal"/>
    </style:style>
    <style:style style:name="T8" style:family="text">
      <style:text-properties fo:font-style="normal" officeooo:rsid="001b0cf4" style:font-style-asian="normal" style:font-style-complex="normal"/>
    </style:style>
    <style:style style:name="T9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me:</text:span> Ferna<text:span text:style-name="T2">ndo Paladini</text:span></text:p>
      <text:p text:style-name="P1"><text:span text:style-name="T1">Matrícula:</text:span> 13200642</text:p>
      <text:p text:style-name="P1"/>
      <text:p text:style-name="P2"/>
      <text:p text:style-name="P2"/>
      <text:p text:style-name="P2"/>
      <text:p text:style-name="P2"/>
      <text:p text:style-name="P2">Relatório Prático 1</text:p>
      <text:p text:style-name="P2">Redes de Computadores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text:span text:style-name="T9">Descrição do trabalho</text:span> </text:p>
      <text:p text:style-name="P6"/>
      <text:p text:style-name="P4">No semestre passado foi solicitado:Considerando a figura da página de número 40 da apostila e a pergunta de número 22 da lista de exercícios, faça um programa para mostrar a interação entre Terminal Local (DTE-A), Modem Local (DCE-A), Modem Remoto (DCE-B) e Terminal Remoto (DTE-B). A "animação" (applet) deve considerar os pinos de números, 2, 3, 4, 5, 6, 8 e 20 da Interface de Comunicação Serial RS232C para um conector de 25 pinos. Veja na página de número 44 da apostila a descrição em inglês dos sinais do RS232 (DB25) mais usados.</text:p>
      <text:p text:style-name="P4"/>
      <text:p text:style-name="P4">Postar no moodle um relatório descrevendo as atividades realizadas e contendo o código fonte do programa desenvolvido. Agendar a apresentação do relatório e desmosntração da animação para o professor.</text:p>
      <text:p text:style-name="P4"/>
      <text:p text:style-name="P4">Neste semestre os alunos deverão apresentar uma "animação", mostrando o funcionamento do protocolo Poll/Select (Polling e Selection). Para realizar o trabalho considere as informações contidas na apostila da disciplina. Para cada ação do protocolo de enlace (nivel 2) Poll/Select mostrar a ocorrência das ações do protocolo de nível físico (nivel 1) do RS232C. Os alunos deverão mostrar o polling no computador Cn (último computador) e o selection no C1 (primeiro computador).</text:p>
      <text:p text:style-name="P3"/>
      <text:p text:style-name="P8">Da solução</text:p>
      <text:p text:style-name="P4"/>
      <text:p text:style-name="P4">O trabalho prático em questão consistia em fazer uma animação ou um programa de computador que pudesse representar o funcionamento dos protocolos de Polling e Selection. As informações utilizadas para elaborar esse trabalho foram obtidas através de consultas na Internet, de consultas na apostila da disciplina (INE5414) e também de conhecimentos adquiridos durante as aulas já ocorridas durante o semestre. A solução proposta foi criar uma animação .swf disponível na Internet através de uma <text:span text:style-name="T3">webpage,</text:span><text:span text:style-name="T5"> que possa representar de forma gráfica e precisa o funcionamento dos protocolos já mencionados. </text:span></text:p>
      <text:p text:style-name="P5"><text:span text:style-name="T4">Para tal fim foram utilizados programas como o Adobe Flash Professional CS6 (para criar a animação em .swf), GIT (para versionamento do projeto) e também o serviço online GitHub.com, responsável por hospedar </text:span><text:span text:style-name="T6">e armazenar a animação em .swf em um endereço de domínio acessível (</text:span><text:a xlink:type="simple" xlink:href="http://paladini.github.io/UFSC-redes-2015-01/" text:style-name="Internet_20_link" text:visited-style-name="Visited_20_Internet_20_Link"><text:span text:style-name="T6">http://paladini.github.io/UFSC-redes-2015-01/</text:span></text:a><text:span text:style-name="T6">). </text:span></text:p>
      <text:p text:style-name="P10"><text:span text:style-name="T4">A animação foi separada em duas seções: polling e selection. Cada seção possui diversas imagens animadas e organizadas em ordem cronológica que demonstram e explicam graficamente o protocolo em questão (polling ou selection), de forma que fique fácil para o estudante e o professor entender</text:span><text:span text:style-name="T7">em</text:span><text:span text:style-name="T4"> o que está ocorrendo.</text:span><text:span text:style-name="T7"> Em uma primeira etapa, o computador central e o switch remoto começam a conversar com os seus respectivos modems para descobrir se estes estão prontos para iniciar uma comunicação. Assim que obtiver a resposta, o computador central manda o seu modem se comunicar com o modem remoto, avisando-o do início da comunicação. </text:span><text:span text:style-name="T8">A comunicação então prossegue de acordo com a implementação do protocolo, como é possível observar na animação disponível no link já mencionado e também nos arquivos desse .zip. A mesma animação também contém o funcionamento do protocolo de selection.</text:span></text:p>
      <text:p text:style-name="P10"><text:span text:style-name="T8"/></text:p>
      <text:p text:style-name="P9"><text:span text:style-name="T4">Conclusão</text:span></text:p>
      <text:p text:style-name="P11"><text:span text:style-name="T4"/></text:p>
      <text:p text:style-name="P11"><text:span text:style-name="T4">A partir deste trabalho foi possível estudar e compreender com relativa eficiência o funcionamento dos protocolos de polling e selection. A realização e o desenvolvimento de uma </text:span><text:soft-page-break/><text:span text:style-name="T4">animação explicando ambos os protocolos colaborou muito para a compreensão do funcionamento dos mesmos, conceitos esses que serão utilizados durante o restante da disciplina e durante o curso de Ciência da Computação. Com algumas ressalvas (já explicitadas em outras oportunidades), concluo que a oportunidade de realizar esse trabalho e os benefícios trazidos pelo seu desenvolvimento são memorávei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5:28:44.274504221</meta:creation-date>
    <dc:date>2015-04-14T18:38:34.397756783</dc:date>
    <meta:editing-duration>PT29M3S</meta:editing-duration>
    <meta:editing-cycles>4</meta:editing-cycles>
    <meta:generator>LibreOffice/4.3.6.2$Linux_X86_64 LibreOffice_project/430$Build-2</meta:generator>
    <meta:document-statistic meta:table-count="0" meta:image-count="0" meta:object-count="0" meta:page-count="3" meta:paragraph-count="14" meta:word-count="569" meta:character-count="3726" meta:non-whitespace-character-count="3167"/>
  </office:meta>
</office:document-meta>
</file>